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Malena Wezel</text:p>
            <text:p text:style-name="P10"/>
            <text:p text:style-name="P10">Consulting Director</text:p>
            <text:p text:style-name="Contact_20_info">1234567890 – <text:span text:style-name="T15">senaida.hermiston@runolfsson.name – </text:span><text:span text:style-name="T16">www.my-website.com – </text:span><text:span text:style-name="T19">06.02.1990 – </text:span><text:span text:style-name="T20">71154 Amardorf - </text:span><text:span text:style-name="T19"><text:s/>Schweiz - ledig</text:span></text:p>
            <text:p text:style-name="Contact_20_info"/>
            <text:p text:style-name="P7">Et alias doloribus sequi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51c2608-79de-4971-b16d-e3b20c696040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ai 1996</text:span>
    <text:span text:style-name="T5"> -</text:span>
    <text:span text:style-name="T4"> </text:span>
    <text:span text:style-name="T6">November 2011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491f474-b2ec-4a44-8338-76856d4f91be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März 1996</text:span>
    <text:span text:style-name="T4"> - </text:span>
    <text:span text:style-name="T8">Juli 2010</text:span>
    <text:span text:style-name="T4"> </text:span>
  </text:p>
              <text:p text:style-name="P4">Geige</text:p>
              <text:p text:style-name="P4"/>
            </text:section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d50a06f3-512d-401f-9334-d3ba84192c9e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alena Wezel, Hufelandstr. 890, 71154 Amardorf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Amardorf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Consulting Director</text:h>
      <text:p text:style-name="P14"/>
      <text:p text:style-name="P11">Sehr geehrte Damen und Herren</text:p>
      <text:p text:style-name="P11"/>
      <text:p text:style-name="P11">In et ex maxime expedita.</text:p>
      <text:p text:style-name="P11"/>
      <text:p text:style-name="P11">Consequatur quidem aut facere dolore.</text:p>
      <text:p text:style-name="P11"/>
      <text:p text:style-name="P11">Aspernatur et porro magnam vitae eligendi dicta.</text:p>
      <text:p text:style-name="P11"/>
      <text:p text:style-name="P11">Freundliche Grüße</text:p>
      <text:p text:style-name="P11"/>
      <text:p text:style-name="P11">Malena Wez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Malena Wezel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